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7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3" style:family="table-row">
      <style:table-row-properties style:row-height="1.873cm" fo:break-before="auto" style:use-optimal-row-height="true"/>
    </style:style>
    <style:style style:name="ro8" style:family="table-row">
      <style:table-row-properties style:row-height="3.701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4" style:family="table-row">
      <style:table-row-properties style:row-height="2.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7">
      <style:text-properties fo:color="#000000"/>
    </style:style>
    <style:style style:name="ce10" style:family="table-cell" style:parent-style-name="Default">
      <style:text-properties fo:color="#579d1c"/>
    </style:style>
    <style:style style:name="ce11" style:family="table-cell" style:parent-style-name="Default">
      <style:text-properties fo:color="#00cc00"/>
    </style:style>
    <style:style style:name="ce12" style:family="table-cell" style:parent-style-name="Default">
      <style:text-properties fo:color="#66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8" style:family="table-cell" style:parent-style-name="Default">
      <style:text-properties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37"/>
    <style:style style:name="T1" style:family="text">
      <style:text-properties fo:font-size="11pt" style:font-size-asian="11pt" style:font-size-complex="11pt"/>
    </style:style>
  </office:automatic-styles>
  <office:body>
    <office:spreadsheet>
      <table:table table:name="généralités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GENERALITES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CLIMA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empérature</text:p>
          </table:table-cell>
          <table:table-cell office:value-type="string">
            <text:p>20 °C</text:p>
          </table:table-cell>
          <table:table-cell office:value-type="string">
            <text:p>19.5 °C</text:p>
          </table:table-cell>
          <table:table-cell office:value-type="string">
            <text:p>16 °C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ensoleillement</text:p>
          </table:table-cell>
          <table:table-cell office:value-type="string">
            <text:p>faible (brouillard)</text:p>
          </table:table-cell>
          <table:table-cell office:value-type="string">
            <text:p>pas de nuages</text:p>
          </table:table-cell>
          <table:table-cell office:value-type="string">
            <text:p>brouillard, peu de nuages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antécédents</text:p>
          </table:table-cell>
          <table:table-cell office:value-type="string">
            <text:p>fortes pluies</text:p>
          </table:table-cell>
          <table:table-cell office:value-type="string">
            <text:p>beau temps</text:p>
          </table:table-cell>
          <table:table-cell office:value-type="string">
            <text:p>vent très violents de terre</text:p>
          </table:table-cell>
          <table:table-cell table:number-columns-repeated="1019"/>
        </table:table-row>
        <table:table-row table:style-name="ro1">
          <table:table-cell office:value-type="string">
            <text:p>MILIEU</text:p>
          </table:table-cell>
          <table:table-cell table:number-columns-repeated="1023"/>
        </table:table-row>
        <table:table-row table:style-name="ro9">
          <table:table-cell/>
          <table:table-cell office:value-type="string">
            <text:p>odeur</text:p>
          </table:table-cell>
          <table:table-cell office:value-type="string">
            <text:p>vase, malaïgue</text:p>
          </table:table-cell>
          <table:table-cell office:value-type="string">
            <text:p>neutre</text:p>
          </table:table-cell>
          <table:table-cell office:value-type="string">
            <text:p>maritime (cause brouillard)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couleurs</text:p>
          </table:table-cell>
          <table:table-cell office:value-type="string">
            <text:p>vert</text:p>
          </table:table-cell>
          <table:table-cell office:value-type="string">
            <text:p>Marron-jaune (dominant)</text:p>
          </table:table-cell>
          <table:table-cell office:value-type="string">
            <text:p>marr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ouge /jaune</text:p>
          </table:table-cell>
          <table:table-cell office:value-type="string">
            <text:p>rouge/vert</text:p>
          </table:table-cell>
          <table:table-cell office:value-type="string">
            <text:p>roux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au de l'étang</text:p>
          </table:table-cell>
          <table:table-cell office:value-type="string">
            <text:p>trouble</text:p>
          </table:table-cell>
          <table:table-cell table:number-columns-repeated="2" office:value-type="string">
            <text:p>limpide</text:p>
          </table:table-cell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hénologie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PHENOLOGIE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fourmis</text:p>
          </table:table-cell>
          <table:table-cell office:value-type="string">
            <text:p>active</text:p>
          </table:table-cell>
          <table:table-cell office:value-type="string">
            <text:p>absentes (sous terre)</text:p>
          </table:table-cell>
          <table:table-cell office:value-type="string">
            <text:p>absente(sous terre)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escargot</text:p>
          </table:table-cell>
          <table:table-cell office:value-type="string">
            <text:p>agglutinés en hauteur</text:p>
          </table:table-cell>
          <table:table-cell table:number-columns-repeated="2" office:value-type="string">
            <text:p>idem</text:p>
          </table:table-cell>
          <table:table-cell table:number-columns-repeated="1019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soude</text:p>
          </table:table-cell>
          <table:table-cell office:value-type="string">
            <text:p>végète</text:p>
          </table:table-cell>
          <table:table-cell office:value-type="string">
            <text:p>végète/fleur/défloraison</text:p>
          </table:table-cell>
          <table:table-cell office:value-type="string">
            <text:p>végète/sec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alicorne</text:p>
          </table:table-cell>
          <table:table-cell office:value-type="string">
            <text:p>défloraison</text:p>
          </table:table-cell>
          <table:table-cell office:value-type="string">
            <text:p>végète/sec aux extrémités</text:p>
          </table:table-cell>
          <table:table-cell office:value-type="string">
            <text:p>végète/sec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obione</text:p>
          </table:table-cell>
          <table:table-cell office:value-type="string">
            <text:p>en fleur</text:p>
          </table:table-cell>
          <table:table-cell office:value-type="string">
            <text:p>végète/fleur/défloraison</text:p>
          </table:table-cell>
          <table:table-cell office:value-type="string">
            <text:p>végète</text:p>
          </table:table-cell>
          <table:table-cell table:number-columns-repeated="1019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mbre" table:style-name="ta1" table:print="false">
        <table:table-column table:style-name="co1" table:number-columns-repeated="1024" table:default-cell-style-name="Default"/>
        <table:table-row table:style-name="ro1">
          <table:table-cell table:style-name="ce6" office:value-type="string" table:number-columns-spanned="4" table:number-rows-spanned="1">
            <text:p>OBSERVATIONS : NOMBRE</text:p>
          </table:table-cell>
          <table:covered-table-cell table:style-name="ce8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>
            <text:p>date</text:p>
          </table:table-cell>
          <table:table-cell table:style-name="ce7"/>
          <table:table-cell table:style-name="ce9" office:value-type="date" office:date-value="2017-10-21">
            <text:p>21/10/17</text:p>
          </table:table-cell>
          <table:table-cell table:style-name="ce9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menthe religieuse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ucheron</text:p>
          </table:table-cell>
          <table:table-cell table:number-columns-repeated="3"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aigné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uêpe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ammare</text:p>
          </table:table-cell>
          <table:table-cell office:value-type="float" office:value="10">
            <text:p>10</text:p>
          </table:table-cell>
          <table:table-cell office:value-type="string">
            <text:p>/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puce de sable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ourmis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rgot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oissons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invertébrés aquatiques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moustique tigre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umains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erce-ore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ormorans</text:p>
          </table:table-cell>
          <table:table-cell table:style-name="ce10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oéland</text:p>
          </table:table-cell>
          <table:table-cell table:style-name="ce10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lamand rose</text:p>
          </table:table-cell>
          <table:table-cell table:style-name="ce10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ige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ineau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ie</text:p>
          </table:table-cell>
          <table:table-cell table:number-columns-repeated="2"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irondelle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uette</text:p>
          </table:table-cell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igrette garzette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rande aigre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oude</text:p>
          </table:table-cell>
          <table:table-cell table:style-name="ce10" office:value-type="float" office:value="1">
            <text:p>1</text:p>
          </table:table-cell>
          <table:table-cell office:value-type="string" table:number-columns-spanned="2" table:number-rows-spanned="5">
            <text:p>se référer <text:s/>au tableau de la répartition en fonction de la distance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>
            <text:p>salicorne</text:p>
          </table:table-cell>
          <table:table-cell table:style-name="ce10" office:value-type="float" office:value="26">
            <text:p>26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obione</text:p>
          </table:table-cell>
          <table:table-cell table:style-name="ce10" office:value-type="float" office:value="12">
            <text:p>12</text:p>
          </table:table-cell>
          <table:covered-table-cell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spergulaire marginée</text:p>
          </table:table-cell>
          <table:table-cell table:style-name="ce10" office:value-type="float" office:value="1">
            <text:p>1</text:p>
          </table:table-cell>
          <table:covered-table-cell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graminées divers</text:p>
          </table:table-cell>
          <table:table-cell table:style-name="ce10" office:value-type="float" office:value="2">
            <text:p>2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RACE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abots</text:p>
          </table:table-cell>
          <table:table-cell office:value-type="float" office:value="10">
            <text:p>10</text:p>
          </table:table-cell>
          <table:table-cell office:value-type="string" table:number-columns-spanned="1" table:number-rows-spanned="3">
            <text:p>idem</text:p>
          </table:table-cell>
          <table:table-cell office:value-type="string">
            <text:p>chevaux et sabots fendu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as</text:p>
          </table:table-cell>
          <table:table-cell office:value-type="float" office:value="20">
            <text:p>20</text:p>
          </table:table-cell>
          <table:covered-table-cell/>
          <table:table-cell office:value-type="string">
            <text:p>hommes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hien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3 races différentes</text:p>
          </table:table-cell>
          <table:table-cell table:number-columns-repeated="1019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abitat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HABITAT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7">
          <table:table-cell table:style-name="Default"/>
          <table:table-cell table:style-name="Default" office:value-type="string">
            <text:p>mante religieuse</text:p>
          </table:table-cell>
          <table:table-cell table:style-name="Default"/>
          <table:table-cell office:value-type="string">
            <text:p>isolé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raignée</text:p>
          </table:table-cell>
          <table:table-cell office:value-type="string">
            <text:p>isolé</text:p>
          </table:table-cell>
          <table:table-cell/>
          <table:table-cell office:value-type="string">
            <text:p>group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mmar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uce de sabl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fourmis</text:p>
          </table:table-cell>
          <table:table-cell office:value-type="string">
            <text:p>regroupé, organisé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scargot</text:p>
          </table:table-cell>
          <table:table-cell office:value-type="string">
            <text:p>regroupé, collé</text:p>
          </table:table-cell>
          <table:table-cell/>
          <table:table-cell office:value-type="string">
            <text:p>isol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umains</text:p>
          </table:table-cell>
          <table:table-cell table:number-columns-repeated="3" office:value-type="string">
            <text:p>regroupé</text:p>
          </table:table-cell>
          <table:table-cell table:number-columns-repeated="1019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ormorans</text:p>
          </table:table-cell>
          <table:table-cell office:value-type="string">
            <text:p>regroupé</text:p>
          </table:table-cell>
          <table:table-cell office:value-type="string">
            <text:p>regroupés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oéland</text:p>
          </table:table-cell>
          <table:table-cell table:number-columns-repeated="3" office:value-type="string">
            <text:p>isolé, en vol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flamand rose</text:p>
          </table:table-cell>
          <table:table-cell table:number-columns-repeated="2" office:value-type="string">
            <text:p>regroupés</text:p>
          </table:table-cell>
          <table:table-cell office:value-type="string">
            <text:p>regroupé (danse nuptiale !! &lt;3 &lt;3 crac crac boum boum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geon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ineau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ie</text:p>
          </table:table-cell>
          <table:table-cell office:value-type="string">
            <text:p>isolé</text:p>
          </table:table-cell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irondelle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ouette</text:p>
          </table:table-cell>
          <table:table-cell office:value-type="string">
            <text:p>isolé, en vol</text:p>
          </table:table-cell>
          <table:table-cell/>
          <table:table-cell office:value-type="string">
            <text:p>isolé, sur l'eau en vol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igrette garzette</text:p>
          </table:table-cell>
          <table:table-cell office:value-type="string">
            <text:p>isolé</text:p>
          </table:table-cell>
          <table:table-cell/>
          <table:table-cell office:value-type="string">
            <text:p>isolées, en vol</text:p>
          </table:table-cell>
          <table:table-cell table:number-columns-repeated="1019"/>
        </table:table-row>
        <table:table-row table:style-name="ro7">
          <table:table-cell table:style-name="Default"/>
          <table:table-cell table:style-name="Default" office:value-type="string">
            <text:p>grande aigrette</text:p>
          </table:table-cell>
          <table:table-cell table:style-name="Default"/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oude</text:p>
          </table:table-cell>
          <table:table-cell office:value-type="string">
            <text:p>isolé (seulement 1 pied)</text:p>
          </table:table-cell>
          <table:table-cell office:value-type="string">
            <text:p>continue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alicorne</text:p>
          </table:table-cell>
          <table:table-cell office:value-type="string">
            <text:p>continu</text:p>
          </table:table-cell>
          <table:table-cell table:number-columns-repeated="2" office:value-type="string">
            <text:p>continu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obione</text:p>
          </table:table-cell>
          <table:table-cell office:value-type="string">
            <text:p>dispersé</text:p>
          </table:table-cell>
          <table:table-cell table:number-columns-repeated="2" office:value-type="string">
            <text:p>tendance isolé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pergulaire marginé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graminées divers</text:p>
          </table:table-cell>
          <table:table-cell table:number-columns-repeated="2" office:value-type="string">
            <text:p>isolé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ctivité humain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7">
          <table:table-cell table:style-name="ce1" office:value-type="string" table:number-columns-spanned="3" table:number-rows-spanned="1">
            <text:p>OBSERVATIONS : ACTIVITE HUMAIN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5">
          <table:table-cell table:style-name="Default"/>
          <table:table-cell office:value-type="string">
            <text:p>présence humaine</text:p>
          </table:table-cell>
          <table:table-cell office:value-type="string" table:number-columns-spanned="1" table:number-rows-spanned="6">
            <text:p>idem avec tout de même moins de déchets</text:p>
          </table:table-cell>
          <table:table-cell office:value-type="string" table:number-columns-spanned="1" table:number-rows-spanned="6">
            <text:p>idem avec tout de même moins de déchets et de nouvelles trac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lôtur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trace de pas</text:p>
          </table:table-cell>
          <table:covered-table-cell table:number-columns-repeated="2"/>
          <table:table-cell table:number-columns-repeated="1020"/>
        </table:table-row>
        <table:table-row table:style-name="ro9">
          <table:table-cell/>
          <table:table-cell office:value-type="string">
            <text:p>déjections canines et hippiques</text:p>
          </table:table-cell>
          <table:covered-table-cell table:number-columns-repeated="2"/>
          <table:table-cell table:number-columns-repeated="1020"/>
        </table:table-row>
        <table:table-row table:style-name="ro7">
          <table:table-cell/>
          <table:table-cell office:value-type="string">
            <text:p>déchets plastiques</text:p>
          </table:table-cell>
          <table:covered-table-cell table:number-columns-repeated="2"/>
          <table:table-cell table:number-columns-repeated="1020"/>
        </table:table-row>
        <table:table-row table:style-name="ro10">
          <table:table-cell/>
          <table:table-cell office:value-type="string">
            <text:p>morceaux de bois (manufacturés)</text:p>
          </table:table-cell>
          <table:covered-table-cell table:number-columns-repeated="2"/>
          <table:table-cell table:number-columns-repeated="1020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ac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 : EMPREINT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ce de pas</text:p>
          </table:table-cell>
          <table:table-cell office:value-type="string" table:number-columns-spanned="1" table:number-rows-spanned="3">
            <text:p>idem</text:p>
          </table:table-cell>
          <table:table-cell office:value-type="string" table:number-columns-spanned="1" table:number-rows-spanned="3">
            <text:p>ide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bot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chiens</text:p>
          </table:table-cell>
          <table:covered-table-cell table:number-columns-repeated="2"/>
          <table:table-cell table:number-columns-repeated="1020"/>
        </table:table-row>
        <table:table-row table:style-name="ro14">
          <table:table-cell table:number-columns-repeated="3"/>
          <table:table-cell office:value-type="string">
            <text:p>sabots fendus <text:span text:style-name="T1">(probablement </text:span><text:span text:style-name="T1">de marcassins)</text:span></text:p>
          </table:table-cell>
          <table:table-cell table:number-columns-repeated="1020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tr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 DIVERS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>
            <text:p>débris de coquillages</text:p>
          </table:table-cell>
          <table:table-cell table:number-columns-repeated="2" office:value-type="string">
            <text:p>idem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>
            <text:p>algues</text:p>
          </table:table-cell>
          <table:table-cell office:value-type="string">
            <text:p>moins</text:p>
          </table:table-cell>
          <table:table-cell office:value-type="string">
            <text:p>idem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oue</text:p>
          </table:table-cell>
          <table:table-cell table:number-columns-repeated="2" office:value-type="string">
            <text:p>moi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l racineux</text:p>
          </table:table-cell>
          <table:table-cell table:number-columns-repeated="1021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20/01/2018</text:date>, <text:time>15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0:32:01.28</meta:creation-date>
    <dc:date>2018-01-20T15:10:04.38</dc:date>
    <meta:editing-duration>PT12H15M49S</meta:editing-duration>
    <meta:editing-cycles>17</meta:editing-cycles>
    <meta:generator>OpenOffice/4.1.3$Win32 OpenOffice.org_project/413m1$Build-9783</meta:generator>
    <dc:creator>Silène Godard-Cadillac</dc:creator>
    <meta:document-statistic meta:table-count="7" meta:cell-count="294" meta:object-count="0"/>
  </office:meta>
</office:document-meta>
</file>